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3" table:default-cell-style-name="ce1"/>
        <table:table-column table:style-name="co2" table:visibility="collapse" table:default-cell-style-name="ce1"/>
        <table:table-column table:style-name="co4" table:default-cell-style-name="ce1"/>
        <table:table-column table:style-name="co2" table:visibility="collapse" table:default-cell-style-name="ce1"/>
        <table:table-column table:style-name="co5" table:default-cell-style-name="ce1"/>
        <table:table-column table:style-name="co2" table:visibility="collapse" table:default-cell-style-name="Default"/>
        <table:table-column table:style-name="co6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25</text:p>
          </table:table-cell>
          <table:table-cell table:style-name="Default"/>
          <table:table-cell table:style-name="Default" office:value-type="string">
            <text:p><text:s/>Size: 1214</text:p>
          </table:table-cell>
          <table:table-cell/>
          <table:table-cell table:style-name="Default" office:value-type="string">
            <text:p>Size: 387345</text:p>
          </table:table-cell>
        </table:table-row>
        <table:table-row table:style-name="ro1">
          <table:table-cell office:value-type="string">
            <text:p>hand-written/desugHom</text:p>
          </table:table-cell>
          <table:table-cell office:value-type="string">
            <text:p>1.1960748715603206e-7</text:p>
          </table:table-cell>
          <table:table-cell table:style-name="ce2" table:formula="of:=[.B2]/[.B4]" office:value-type="float" office:value="0.320193186500494">
            <text:p>3.20E-001</text:p>
          </table:table-cell>
          <table:table-cell office:value-type="string">
            <text:p>9.442104776975855e-8</text:p>
          </table:table-cell>
          <table:table-cell table:style-name="ce2" table:formula="of:=[.D2]/[.D4]" office:value-type="float" office:value="0.0571032427546103">
            <text:p>5.71E-002</text:p>
          </table:table-cell>
          <table:table-cell office:value-type="string">
            <text:p>1.0522292410821108e-7</text:p>
          </table:table-cell>
          <table:table-cell table:style-name="ce2" table:formula="of:=[.F2]/[.F4]" office:value-type="float" office:value="0.00200394652169381">
            <text:p>2.00E-003</text:p>
          </table:table-cell>
          <table:table-cell table:style-name="ce1" office:value-type="string">
            <text:p>1.0650376596629861e-7</text:p>
          </table:table-cell>
          <table:table-cell table:style-name="ce2" table:formula="of:=[.H2]/[.H4]" office:value-type="float" office:value="0.00000448507397695133">
            <text:p>4.49E-006</text:p>
          </table:table-cell>
        </table:table-row>
        <table:table-row table:style-name="ro1">
          <table:table-cell office:value-type="string">
            <text:p>hand-written/desugCata</text:p>
          </table:table-cell>
          <table:table-cell office:value-type="string">
            <text:p>6.100650391786222e-8</text:p>
          </table:table-cell>
          <table:table-cell table:style-name="ce2" table:formula="of:=[.B3]/[.B4]" office:value-type="float" office:value="0.163316422334269">
            <text:p>1.63E-001</text:p>
          </table:table-cell>
          <table:table-cell office:value-type="string">
            <text:p>6.589271316312319e-8</text:p>
          </table:table-cell>
          <table:table-cell table:style-name="ce2" table:formula="of:=[.D3]/[.D4]" office:value-type="float" office:value="0.0398500936431978">
            <text:p>3.99E-002</text:p>
          </table:table-cell>
          <table:table-cell office:value-type="string">
            <text:p>7.986092669564815e-8</text:p>
          </table:table-cell>
          <table:table-cell table:style-name="ce2" table:formula="of:=[.F3]/[.F4]" office:value-type="float" office:value="0.00152093308209537">
            <text:p>1.52E-003</text:p>
          </table:table-cell>
          <table:table-cell table:style-name="ce1" office:value-type="string">
            <text:p>7.889543023969263e-8</text:p>
          </table:table-cell>
          <table:table-cell table:style-name="ce2" table:formula="of:=[.H3]/[.H4]" office:value-type="float" office:value="0.00000332243501305292">
            <text:p>3.32E-006</text:p>
          </table:table-cell>
        </table:table-row>
        <table:table-row table:style-name="ro1">
          <table:table-cell office:value-type="string">
            <text:p>hand-written/desug[Hom,Cata] (comparison)</text:p>
          </table:table-cell>
          <table:table-cell office:value-type="string">
            <text:p>3.735478835863594e-7</text:p>
          </table:table-cell>
          <table:table-cell/>
          <table:table-cell office:value-type="string">
            <text:p>1.6535146379604743e-6</text:p>
          </table:table-cell>
          <table:table-cell/>
          <table:table-cell office:value-type="string">
            <text:p>5.2507850368817636e-5</text:p>
          </table:table-cell>
          <table:table-cell/>
          <table:table-cell table:style-name="ce1" office:value-type="string">
            <text:p>2.3746267400185265e-2</text:p>
          </table:table-cell>
          <table:table-cell/>
        </table:table-row>
        <table:table-row table:style-name="ro1">
          <table:table-cell office:value-type="string">
            <text:p>hand-written/inferDesug</text:p>
          </table:table-cell>
          <table:table-cell office:value-type="string">
            <text:p>5.410324523367307e-6</text:p>
          </table:table-cell>
          <table:table-cell table:style-name="ce3" table:formula="of:=[.B5]/[.B7]" office:value-type="float" office:value="3.14727395476823">
            <text:p>3.15</text:p>
          </table:table-cell>
          <table:table-cell office:value-type="string">
            <text:p>1.1999903050662892e-5</text:p>
          </table:table-cell>
          <table:table-cell table:style-name="ce3" table:formula="of:=[.D5]/[.D7]" office:value-type="float" office:value="3.03719317833023">
            <text:p>3.04</text:p>
          </table:table-cell>
          <table:table-cell office:value-type="string">
            <text:p>4.1154160982086543e-4</text:p>
          </table:table-cell>
          <table:table-cell table:style-name="ce3" table:formula="of:=[.F5]/[.F7]" office:value-type="float" office:value="3.09617222481739">
            <text:p>3.10</text:p>
          </table:table-cell>
          <table:table-cell table:style-name="ce1" office:value-type="string">
            <text:p>9.946197136441864e-2</text:p>
          </table:table-cell>
          <table:table-cell table:style-name="ce3" table:formula="of:=[.H5]/[.H7]" office:value-type="float" office:value="3.09132300891051">
            <text:p>3.09</text:p>
          </table:table-cell>
        </table:table-row>
        <table:table-row table:style-name="ro1">
          <table:table-cell office:value-type="string">
            <text:p>hand-written/inferDesug (fusion)</text:p>
          </table:table-cell>
          <table:table-cell office:value-type="string">
            <text:p>3.3710151808103746e-6</text:p>
          </table:table-cell>
          <table:table-cell table:style-name="ce3" table:formula="of:=[.B6]/[.B7]" office:value-type="float" office:value="1.96097447276409">
            <text:p>1.96</text:p>
          </table:table-cell>
          <table:table-cell office:value-type="string">
            <text:p>7.551269545967195e-6</text:p>
          </table:table-cell>
          <table:table-cell table:style-name="ce3" table:formula="of:=[.D6]/[.D7]" office:value-type="float" office:value="1.91123747049585">
            <text:p>1.91</text:p>
          </table:table-cell>
          <table:table-cell office:value-type="string">
            <text:p>2.709919057289759e-4</text:p>
          </table:table-cell>
          <table:table-cell table:style-name="ce3" table:formula="of:=[.F6]/[.F7]" office:value-type="float" office:value="2.03876738498837">
            <text:p>2.04</text:p>
          </table:table-cell>
          <table:table-cell table:style-name="ce1" office:value-type="string">
            <text:p>3.699226006070772e-2</text:p>
          </table:table-cell>
          <table:table-cell table:style-name="ce3" table:formula="of:=[.H6]/[.H7]" office:value-type="float" office:value="1.14973615652843">
            <text:p>1.15</text:p>
          </table:table-cell>
        </table:table-row>
        <table:table-row table:style-name="ro1">
          <table:table-cell office:value-type="string">
            <text:p>hand-written/inferDesug (comparison)</text:p>
          </table:table-cell>
          <table:table-cell office:value-type="string">
            <text:p>1.7190510267371135e-6</text:p>
          </table:table-cell>
          <table:table-cell table:style-name="ce3"/>
          <table:table-cell office:value-type="string">
            <text:p>3.95098446034971e-6</text:p>
          </table:table-cell>
          <table:table-cell table:style-name="ce3"/>
          <table:table-cell office:value-type="string">
            <text:p>1.3291948248942692e-4</text:p>
          </table:table-cell>
          <table:table-cell table:style-name="ce3"/>
          <table:table-cell table:style-name="ce1" office:value-type="string">
            <text:p>3.217456444303196e-2</text:p>
          </table:table-cell>
          <table:table-cell table:style-name="ce3"/>
        </table:table-row>
        <table:table-row table:style-name="ro1">
          <table:table-cell office:value-type="string">
            <text:p>hand-written/inferDesugM</text:p>
          </table:table-cell>
          <table:table-cell office:value-type="string">
            <text:p>3.759988674846898e-6</text:p>
          </table:table-cell>
          <table:table-cell table:style-name="ce3" table:formula="of:=[.B8]/[.B10]" office:value-type="float" office:value="2.77877802606303">
            <text:p>2.78</text:p>
          </table:table-cell>
          <table:table-cell office:value-type="string">
            <text:p>1.0588036542707455e-5</text:p>
          </table:table-cell>
          <table:table-cell table:style-name="ce3" table:formula="of:=[.D8]/[.D10]" office:value-type="float" office:value="3.14807389194145">
            <text:p>3.15</text:p>
          </table:table-cell>
          <table:table-cell office:value-type="string">
            <text:p>3.4081382577617956e-4</text:p>
          </table:table-cell>
          <table:table-cell table:style-name="ce3" table:formula="of:=[.F8]/[.F10]" office:value-type="float" office:value="2.85923318159837">
            <text:p>2.86</text:p>
          </table:table-cell>
          <table:table-cell office:value-type="float" office:value="0.100552171311776">
            <text:p>0.1005521713</text:p>
          </table:table-cell>
          <table:table-cell table:style-name="ce3" table:formula="of:=[.H8]/[.H10]" office:value-type="float" office:value="3.01381364914342">
            <text:p>3.01</text:p>
          </table:table-cell>
        </table:table-row>
        <table:table-row table:style-name="ro1">
          <table:table-cell office:value-type="string">
            <text:p>hand-written/inferDesugM (fusion)</text:p>
          </table:table-cell>
          <table:table-cell office:value-type="string">
            <text:p>2.158148726888942e-6</text:p>
          </table:table-cell>
          <table:table-cell table:style-name="ce3" table:formula="of:=[.B9]/[.B10]" office:value-type="float" office:value="1.59495593680188">
            <text:p>1.59</text:p>
          </table:table-cell>
          <table:table-cell office:value-type="string">
            <text:p>5.729386192780958e-6</text:p>
          </table:table-cell>
          <table:table-cell table:style-name="ce3" table:formula="of:=[.D9]/[.D10]" office:value-type="float" office:value="1.70348213453856">
            <text:p>1.70</text:p>
          </table:table-cell>
          <table:table-cell office:value-type="string">
            <text:p>1.953852916047686e-4</text:p>
          </table:table-cell>
          <table:table-cell table:style-name="ce3" table:formula="of:=[.F9]/[.F10]" office:value-type="float" office:value="1.63917091004256">
            <text:p>1.64</text:p>
          </table:table-cell>
          <table:table-cell table:style-name="ce1" office:value-type="string">
            <text:p>3.2173772893349314e-2</text:p>
          </table:table-cell>
          <table:table-cell table:style-name="ce3" table:formula="of:=[.H9]/[.H10]" office:value-type="float" office:value="0.964332789888356">
            <text:p>0.96</text:p>
          </table:table-cell>
        </table:table-row>
        <table:table-row table:style-name="ro1">
          <table:table-cell office:value-type="string">
            <text:p>hand-written/inferDesugM (comparison)</text:p>
          </table:table-cell>
          <table:table-cell office:value-type="string">
            <text:p>1.3531086828745545e-6</text:p>
          </table:table-cell>
          <table:table-cell table:style-name="ce3"/>
          <table:table-cell office:value-type="string">
            <text:p>3.363337998453941e-6</text:p>
          </table:table-cell>
          <table:table-cell table:style-name="ce3"/>
          <table:table-cell office:value-type="string">
            <text:p>1.1919763241753436e-4</text:p>
          </table:table-cell>
          <table:table-cell table:style-name="ce3"/>
          <table:table-cell table:style-name="ce1" office:value-type="string">
            <text:p>3.336376532117525e-2</text:p>
          </table:table-cell>
          <table:table-cell table:style-name="ce3"/>
        </table:table-row>
        <table:table-row table:style-name="ro1">
          <table:table-cell office:value-type="string">
            <text:p>hand-written/infer</text:p>
          </table:table-cell>
          <table:table-cell office:value-type="string">
            <text:p>1.3852348209105373e-6</text:p>
          </table:table-cell>
          <table:table-cell table:style-name="ce3" table:formula="of:=[.B11]/[.B12]" office:value-type="float" office:value="1.87756907587006">
            <text:p>1.88</text:p>
          </table:table-cell>
          <table:table-cell office:value-type="string">
            <text:p>3.2068339303405017e-6</text:p>
          </table:table-cell>
          <table:table-cell table:style-name="ce3" table:formula="of:=[.D11]/[.D12]" office:value-type="float" office:value="1.86798995493732">
            <text:p>1.87</text:p>
          </table:table-cell>
          <table:table-cell office:value-type="string">
            <text:p>1.2033369694695326e-4</text:p>
          </table:table-cell>
          <table:table-cell table:style-name="ce3" table:formula="of:=[.F11]/[.F12]" office:value-type="float" office:value="1.75749941025297">
            <text:p>1.76</text:p>
          </table:table-cell>
          <table:table-cell table:style-name="ce1" office:value-type="string">
            <text:p>2.0024493775765106e-2</text:p>
          </table:table-cell>
          <table:table-cell table:style-name="ce3" table:formula="of:=[.H11]/[.H12]" office:value-type="float" office:value="2.54636374095554">
            <text:p>2.55</text:p>
          </table:table-cell>
        </table:table-row>
        <table:table-row table:style-name="ro1">
          <table:table-cell office:value-type="string">
            <text:p>hand-written/infer (comparison)</text:p>
          </table:table-cell>
          <table:table-cell office:value-type="string">
            <text:p>7.37781016268933e-7</text:p>
          </table:table-cell>
          <table:table-cell table:style-name="ce3"/>
          <table:table-cell office:value-type="string">
            <text:p>1.7167297510698337e-6</text:p>
          </table:table-cell>
          <table:table-cell table:style-name="ce3"/>
          <table:table-cell office:value-type="string">
            <text:p>6.846869833636705e-5</text:p>
          </table:table-cell>
          <table:table-cell table:style-name="ce3"/>
          <table:table-cell table:style-name="ce1" office:value-type="string">
            <text:p>7.8639565328757e-3</text:p>
          </table:table-cell>
          <table:table-cell table:style-name="ce3"/>
        </table:table-row>
        <table:table-row table:style-name="ro1">
          <table:table-cell office:value-type="string">
            <text:p>hand-written/inferM</text:p>
          </table:table-cell>
          <table:table-cell office:value-type="string">
            <text:p>7.053879598284443e-7</text:p>
          </table:table-cell>
          <table:table-cell table:style-name="ce3" table:formula="of:=[.B13]/[.B14]" office:value-type="float" office:value="1.13230015477489">
            <text:p>1.13</text:p>
          </table:table-cell>
          <table:table-cell office:value-type="string">
            <text:p>2.024423921034719e-6</text:p>
          </table:table-cell>
          <table:table-cell table:style-name="ce3" table:formula="of:=[.D13]/[.D14]" office:value-type="float" office:value="1.18021799984329">
            <text:p>1.18</text:p>
          </table:table-cell>
          <table:table-cell office:value-type="string">
            <text:p>8.015086680951748e-5</text:p>
          </table:table-cell>
          <table:table-cell table:style-name="ce3" table:formula="of:=[.F13]/[.F14]" office:value-type="float" office:value="1.23533770962109">
            <text:p>1.24</text:p>
          </table:table-cell>
          <table:table-cell table:style-name="ce1" office:value-type="string">
            <text:p>1.743021591703096e-2</text:p>
          </table:table-cell>
          <table:table-cell table:style-name="ce3" table:formula="of:=[.H13]/[.H14]" office:value-type="float" office:value="2.09792336499354">
            <text:p>2.10</text:p>
          </table:table-cell>
        </table:table-row>
        <table:table-row table:style-name="ro1">
          <table:table-cell office:value-type="string">
            <text:p>hand-written/inferM (comparison)</text:p>
          </table:table-cell>
          <table:table-cell office:value-type="string">
            <text:p>6.229690571478217e-7</text:p>
          </table:table-cell>
          <table:table-cell table:style-name="ce3"/>
          <table:table-cell office:value-type="string">
            <text:p>1.7152965988516671e-6</text:p>
          </table:table-cell>
          <table:table-cell table:style-name="ce3"/>
          <table:table-cell office:value-type="string">
            <text:p>6.488174544117316e-5</text:p>
          </table:table-cell>
          <table:table-cell table:style-name="ce3"/>
          <table:table-cell table:style-name="ce1" office:value-type="string">
            <text:p>8.308318696419402e-3</text:p>
          </table:table-cell>
          <table:table-cell table:style-name="ce3"/>
        </table:table-row>
        <table:table-row table:style-name="ro1">
          <table:table-cell office:value-type="string">
            <text:p>hand-written/evalDesug</text:p>
          </table:table-cell>
          <table:table-cell office:value-type="string">
            <text:p>2.4841384827844437e-6</text:p>
          </table:table-cell>
          <table:table-cell table:style-name="ce3" table:formula="of:=[.B15]/[.B17]" office:value-type="float" office:value="5.85229200106434">
            <text:p>5.85</text:p>
          </table:table-cell>
          <table:table-cell office:value-type="string">
            <text:p>7.434277932991014e-6</text:p>
          </table:table-cell>
          <table:table-cell table:style-name="ce3" table:formula="of:=[.D15]/[.D17]" office:value-type="float" office:value="4.71241682376669">
            <text:p>4.71</text:p>
          </table:table-cell>
          <table:table-cell office:value-type="string">
            <text:p>2.056998741374445e-5</text:p>
          </table:table-cell>
          <table:table-cell table:style-name="ce3" table:formula="of:=[.F15]/[.F17]" office:value-type="float" office:value="4.15625724750542">
            <text:p>4.16</text:p>
          </table:table-cell>
          <table:table-cell table:style-name="ce1" office:value-type="string">
            <text:p>5.94671114484469e-3</text:p>
          </table:table-cell>
          <table:table-cell table:style-name="ce3" table:formula="of:=[.H15]/[.H17]" office:value-type="float" office:value="6.14666161556182">
            <text:p>6.15</text:p>
          </table:table-cell>
        </table:table-row>
        <table:table-row table:style-name="ro1">
          <table:table-cell office:value-type="string">
            <text:p>hand-written/evalDesug (fusion)</text:p>
          </table:table-cell>
          <table:table-cell office:value-type="string">
            <text:p>9.82232380318095e-7</text:p>
          </table:table-cell>
          <table:table-cell table:style-name="ce3" table:formula="of:=[.B16]/[.B17]" office:value-type="float" office:value="2.31400573774726">
            <text:p>2.31</text:p>
          </table:table-cell>
          <table:table-cell office:value-type="string">
            <text:p>3.0860394568214087e-6</text:p>
          </table:table-cell>
          <table:table-cell table:style-name="ce3" table:formula="of:=[.D16]/[.D17]" office:value-type="float" office:value="1.95616903029641">
            <text:p>1.96</text:p>
          </table:table-cell>
          <table:table-cell office:value-type="string">
            <text:p>9.888526935997253e-6</text:p>
          </table:table-cell>
          <table:table-cell table:style-name="ce3" table:formula="of:=[.F16]/[.F17]" office:value-type="float" office:value="1.9980207531595">
            <text:p>2.00</text:p>
          </table:table-cell>
          <table:table-cell table:style-name="ce1" office:value-type="string">
            <text:p>1.2143504096402055e-3</text:p>
          </table:table-cell>
          <table:table-cell table:style-name="ce3" table:formula="of:=[.H16]/[.H17]" office:value-type="float" office:value="1.2551813715129">
            <text:p>1.26</text:p>
          </table:table-cell>
        </table:table-row>
        <table:table-row table:style-name="ro1">
          <table:table-cell office:value-type="string">
            <text:p>hand-written/evalDesug (comparison)</text:p>
          </table:table-cell>
          <table:table-cell office:value-type="string">
            <text:p>4.2447275056211506e-7</text:p>
          </table:table-cell>
          <table:table-cell table:style-name="ce3"/>
          <table:table-cell office:value-type="string">
            <text:p>1.577593453850866e-6</text:p>
          </table:table-cell>
          <table:table-cell table:style-name="ce3"/>
          <table:table-cell office:value-type="string">
            <text:p>4.9491612739058784e-6</text:p>
          </table:table-cell>
          <table:table-cell table:style-name="ce3"/>
          <table:table-cell table:style-name="ce1" office:value-type="string">
            <text:p>9.674700702230132e-4</text:p>
          </table:table-cell>
          <table:table-cell table:style-name="ce3"/>
        </table:table-row>
        <table:table-row table:style-name="ro1">
          <table:table-cell office:value-type="string">
            <text:p>hand-written/evalDesugM</text:p>
          </table:table-cell>
          <table:table-cell office:value-type="string">
            <text:p>4.0147708582430544e-6</text:p>
          </table:table-cell>
          <table:table-cell table:style-name="ce3" table:formula="of:=[.B18]/[.B20]" office:value-type="float" office:value="9.19445208381647">
            <text:p>9.19</text:p>
          </table:table-cell>
          <table:table-cell office:value-type="string">
            <text:p>1.1705856172642933e-5</text:p>
          </table:table-cell>
          <table:table-cell table:style-name="ce3" table:formula="of:=[.D18]/[.D20]" office:value-type="float" office:value="5.32056473743798">
            <text:p>5.32</text:p>
          </table:table-cell>
          <table:table-cell office:value-type="string">
            <text:p>3.87291034346535e-4</text:p>
          </table:table-cell>
          <table:table-cell table:style-name="ce3" table:formula="of:=[.F18]/[.F20]" office:value-type="float" office:value="6.8987382363067">
            <text:p>6.90</text:p>
          </table:table-cell>
          <table:table-cell office:value-type="float" office:value="0.106545148930947">
            <text:p>0.1065451489</text:p>
          </table:table-cell>
          <table:table-cell table:style-name="ce3" table:formula="of:=[.H18]/[.H20]" office:value-type="float" office:value="12.2820076601933">
            <text:p>12.28</text:p>
          </table:table-cell>
        </table:table-row>
        <table:table-row table:style-name="ro1">
          <table:table-cell office:value-type="string">
            <text:p>hand-written/evalDesugM (fusion)</text:p>
          </table:table-cell>
          <table:table-cell office:value-type="string">
            <text:p>2.354094564079294e-6</text:p>
          </table:table-cell>
          <table:table-cell table:style-name="ce3" table:formula="of:=[.B19]/[.B20]" office:value-type="float" office:value="5.39124409199084">
            <text:p>5.39</text:p>
          </table:table-cell>
          <table:table-cell office:value-type="string">
            <text:p>6.5293409966144525e-6</text:p>
          </table:table-cell>
          <table:table-cell table:style-name="ce3" table:formula="of:=[.D19]/[.D20]" office:value-type="float" office:value="2.96772666201754">
            <text:p>2.97</text:p>
          </table:table-cell>
          <table:table-cell office:value-type="string">
            <text:p>2.189203965995047e-4</text:p>
          </table:table-cell>
          <table:table-cell table:style-name="ce3" table:formula="of:=[.F19]/[.F20]" office:value-type="float" office:value="3.89958552300771">
            <text:p>3.90</text:p>
          </table:table-cell>
          <table:table-cell table:style-name="ce1" office:value-type="string">
            <text:p>3.552701576749484e-2</text:p>
          </table:table-cell>
          <table:table-cell table:style-name="ce3" table:formula="of:=[.H19]/[.H20]" office:value-type="float" office:value="4.09538195007808">
            <text:p>4.10</text:p>
          </table:table-cell>
        </table:table-row>
        <table:table-row table:style-name="ro1">
          <table:table-cell office:value-type="string">
            <text:p>hand-written/evalDesugM (comparison)</text:p>
          </table:table-cell>
          <table:table-cell office:value-type="string">
            <text:p>4.366514525982052e-7</text:p>
          </table:table-cell>
          <table:table-cell table:style-name="ce3"/>
          <table:table-cell office:value-type="string">
            <text:p>2.2001153543485828e-6</text:p>
          </table:table-cell>
          <table:table-cell table:style-name="ce3"/>
          <table:table-cell office:value-type="string">
            <text:p>5.613940130505297e-5</text:p>
          </table:table-cell>
          <table:table-cell table:style-name="ce3"/>
          <table:table-cell table:style-name="ce1" office:value-type="string">
            <text:p>8.674896798531216e-3</text:p>
          </table:table-cell>
          <table:table-cell table:style-name="ce3"/>
        </table:table-row>
        <table:table-row table:style-name="ro1">
          <table:table-cell office:value-type="string">
            <text:p>hand-written/eval</text:p>
          </table:table-cell>
          <table:table-cell office:value-type="string">
            <text:p>2.6192947089604116e-7</text:p>
          </table:table-cell>
          <table:table-cell table:style-name="ce3" table:formula="of:=[.B21]/[.B23]" office:value-type="float" office:value="1.66532713033472">
            <text:p>1.67</text:p>
          </table:table-cell>
          <table:table-cell office:value-type="string">
            <text:p>9.147828048387604e-7</text:p>
          </table:table-cell>
          <table:table-cell table:style-name="ce3" table:formula="of:=[.D21]/[.D23]" office:value-type="float" office:value="1.48536333305685">
            <text:p>1.49</text:p>
          </table:table-cell>
          <table:table-cell office:value-type="string">
            <text:p>2.8020882940106556e-6</text:p>
          </table:table-cell>
          <table:table-cell table:style-name="ce3" table:formula="of:=[.F21]/[.F23]" office:value-type="float" office:value="1.34760226410716">
            <text:p>1.35</text:p>
          </table:table-cell>
          <table:table-cell table:style-name="ce1" office:value-type="string">
            <text:p>4.634111858076519e-4</text:p>
          </table:table-cell>
          <table:table-cell table:style-name="ce3" table:formula="of:=[.H21]/[.H23]" office:value-type="float" office:value="1.36725885876679">
            <text:p>1.37</text:p>
          </table:table-cell>
        </table:table-row>
        <table:table-row table:style-name="ro1">
          <table:table-cell office:value-type="string">
            <text:p>hand-written/evalDirect</text:p>
          </table:table-cell>
          <table:table-cell office:value-type="string">
            <text:p>4.130915442182519e-7</text:p>
          </table:table-cell>
          <table:table-cell table:style-name="ce3" table:formula="of:=[.B22]/[.B23]" office:value-type="float" office:value="2.62640379314766">
            <text:p>2.63</text:p>
          </table:table-cell>
          <table:table-cell office:value-type="string">
            <text:p>1.4712298439319426e-6</text:p>
          </table:table-cell>
          <table:table-cell table:style-name="ce3" table:formula="of:=[.D22]/[.D23]" office:value-type="float" office:value="2.38888493871575">
            <text:p>2.39</text:p>
          </table:table-cell>
          <table:table-cell office:value-type="string">
            <text:p>4.299692551425674e-6</text:p>
          </table:table-cell>
          <table:table-cell table:style-name="ce3" table:formula="of:=[.F22]/[.F23]" office:value-type="float" office:value="2.06784184126209">
            <text:p>2.07</text:p>
          </table:table-cell>
          <table:table-cell table:style-name="ce1" office:value-type="string">
            <text:p>6.132385416825613e-4</text:p>
          </table:table-cell>
          <table:table-cell table:style-name="ce3" table:formula="of:=[.H22]/[.H23]" office:value-type="float" office:value="1.80931288309628">
            <text:p>1.81</text:p>
          </table:table-cell>
        </table:table-row>
        <table:table-row table:style-name="ro1">
          <table:table-cell office:value-type="string">
            <text:p>hand-written/eval[Direct] (comparison)</text:p>
          </table:table-cell>
          <table:table-cell office:value-type="string">
            <text:p>1.572840951935938e-7</text:p>
          </table:table-cell>
          <table:table-cell table:style-name="ce3"/>
          <table:table-cell office:value-type="string">
            <text:p>6.158646739691311e-7</text:p>
          </table:table-cell>
          <table:table-cell table:style-name="ce3"/>
          <table:table-cell office:value-type="string">
            <text:p>2.079314029549471e-6</text:p>
          </table:table-cell>
          <table:table-cell table:style-name="ce3"/>
          <table:table-cell table:style-name="ce1" office:value-type="string">
            <text:p>3.389344913264115e-4</text:p>
          </table:table-cell>
          <table:table-cell table:style-name="ce3"/>
        </table:table-row>
        <table:table-row table:style-name="ro1">
          <table:table-cell office:value-type="string">
            <text:p>hand-written/evalM</text:p>
          </table:table-cell>
          <table:table-cell office:value-type="string">
            <text:p>8.122139144451576e-7</text:p>
          </table:table-cell>
          <table:table-cell table:style-name="ce3" table:formula="of:=[.B24]/[.B26]" office:value-type="float" office:value="4.00766369811223">
            <text:p>4.01</text:p>
          </table:table-cell>
          <table:table-cell office:value-type="string">
            <text:p>2.4678019626335523e-6</text:p>
          </table:table-cell>
          <table:table-cell table:style-name="ce3" table:formula="of:=[.D24]/[.D26]" office:value-type="float" office:value="2.51785749824372">
            <text:p>2.52</text:p>
          </table:table-cell>
          <table:table-cell office:value-type="string">
            <text:p>8.518637643065505e-5</text:p>
          </table:table-cell>
          <table:table-cell table:style-name="ce3" table:formula="of:=[.F24]/[.F26]" office:value-type="float" office:value="3.00396177746297">
            <text:p>3.00</text:p>
          </table:table-cell>
          <table:table-cell table:style-name="ce1" office:value-type="string">
            <text:p>1.8899983010689413e-2</text:p>
          </table:table-cell>
          <table:table-cell table:style-name="ce3" table:formula="of:=[.H24]/[.H26]" office:value-type="float" office:value="9.69008163918294">
            <text:p>9.69</text:p>
          </table:table-cell>
        </table:table-row>
        <table:table-row table:style-name="ro1">
          <table:table-cell office:value-type="string">
            <text:p>hand-written/evalDirectM</text:p>
          </table:table-cell>
          <table:table-cell office:value-type="string">
            <text:p>1.769340101694408e-6</text:p>
          </table:table-cell>
          <table:table-cell table:style-name="ce3" table:formula="of:=[.B25]/[.B26]" office:value-type="float" office:value="8.73036027709382">
            <text:p>8.73</text:p>
          </table:table-cell>
          <table:table-cell office:value-type="string">
            <text:p>6.013202635410813e-6</text:p>
          </table:table-cell>
          <table:table-cell table:style-name="ce3" table:formula="of:=[.D25]/[.D26]" office:value-type="float" office:value="6.13517112526757">
            <text:p>6.14</text:p>
          </table:table-cell>
          <table:table-cell office:value-type="string">
            <text:p>1.4227985509654932e-4</text:p>
          </table:table-cell>
          <table:table-cell table:style-name="ce3" table:formula="of:=[.F25]/[.F26]" office:value-type="float" office:value="5.01727229542304">
            <text:p>5.02</text:p>
          </table:table-cell>
          <table:table-cell table:style-name="ce1" office:value-type="string">
            <text:p>9.929925046364469e-3</text:p>
          </table:table-cell>
          <table:table-cell table:style-name="ce3" table:formula="of:=[.H25]/[.H26]" office:value-type="float" office:value="5.09110427854979">
            <text:p>5.09</text:p>
          </table:table-cell>
        </table:table-row>
        <table:table-row table:style-name="ro1">
          <table:table-cell office:value-type="string">
            <text:p>hand-written/eval[Direct]M (comparison)</text:p>
          </table:table-cell>
          <table:table-cell office:value-type="string">
            <text:p>2.0266518740775156e-7</text:p>
          </table:table-cell>
          <table:table-cell table:style-name="ce3"/>
          <table:table-cell office:value-type="string">
            <text:p>9.801197900814161e-7</text:p>
          </table:table-cell>
          <table:table-cell table:style-name="ce3"/>
          <table:table-cell office:value-type="string">
            <text:p>2.8358009435992303e-5</text:p>
          </table:table-cell>
          <table:table-cell table:style-name="ce3"/>
          <table:table-cell table:style-name="ce1" office:value-type="string">
            <text:p>1.950446210304895e-3</text:p>
          </table:table-cell>
          <table:table-cell table:style-name="ce3"/>
        </table:table-row>
        <table:table-row table:style-name="ro1">
          <table:table-cell office:value-type="string">
            <text:p>hand-written/contVar</text:p>
          </table:table-cell>
          <table:table-cell office:value-type="string">
            <text:p>2.7631296427279667e-7</text:p>
          </table:table-cell>
          <table:table-cell table:style-name="ce3" table:formula="of:=[.B27]/[.B30]" office:value-type="float" office:value="1.20973674002129">
            <text:p>1.21</text:p>
          </table:table-cell>
          <table:table-cell office:value-type="string">
            <text:p>1.055051739426409e-6</text:p>
          </table:table-cell>
          <table:table-cell table:style-name="ce3" table:formula="of:=[.D27]/[.D30]" office:value-type="float" office:value="1.6668081125561">
            <text:p>1.67</text:p>
          </table:table-cell>
          <table:table-cell office:value-type="string">
            <text:p>4.1284615432143825e-5</text:p>
          </table:table-cell>
          <table:table-cell table:style-name="ce3" table:formula="of:=[.F27]/[.F30]" office:value-type="float" office:value="1.81065807331761">
            <text:p>1.81</text:p>
          </table:table-cell>
          <table:table-cell table:style-name="ce1" office:value-type="string">
            <text:p>1.2642003140846887e-2</text:p>
          </table:table-cell>
          <table:table-cell table:style-name="ce3" table:formula="of:=[.H27]/[.H30]" office:value-type="float" office:value="2.94362615387989">
            <text:p>2.94</text:p>
          </table:table-cell>
        </table:table-row>
        <table:table-row table:style-name="ro1">
          <table:table-cell office:value-type="string">
            <text:p>hand-written/contVarG</text:p>
          </table:table-cell>
          <table:table-cell office:value-type="string">
            <text:p>1.546544832962715e-6</text:p>
          </table:table-cell>
          <table:table-cell table:style-name="ce3" table:formula="of:=[.B28]/[.B30]" office:value-type="float" office:value="6.7709892275557">
            <text:p>6.77</text:p>
          </table:table-cell>
          <table:table-cell office:value-type="string">
            <text:p>4.709116882506366e-6</text:p>
          </table:table-cell>
          <table:table-cell table:style-name="ce3" table:formula="of:=[.D28]/[.D30]" office:value-type="float" office:value="7.43962966878174">
            <text:p>7.44</text:p>
          </table:table-cell>
          <table:table-cell office:value-type="string">
            <text:p>1.444092636858975e-4</text:p>
          </table:table-cell>
          <table:table-cell table:style-name="ce3" table:formula="of:=[.F28]/[.F30]" office:value-type="float" office:value="6.33349242611908">
            <text:p>6.33</text:p>
          </table:table-cell>
          <table:table-cell table:style-name="ce1" office:value-type="string">
            <text:p>3.716810091535251e-2</text:p>
          </table:table-cell>
          <table:table-cell table:style-name="ce3" table:formula="of:=[.H28]/[.H30]" office:value-type="float" office:value="8.65440331927884">
            <text:p>8.65</text:p>
          </table:table-cell>
        </table:table-row>
        <table:table-row table:style-name="ro1">
          <table:table-cell office:value-type="string">
            <text:p>hand-written/contVarU</text:p>
          </table:table-cell>
          <table:table-cell office:value-type="string">
            <text:p>1.1691528158147805e-6</text:p>
          </table:table-cell>
          <table:table-cell table:style-name="ce3" table:formula="of:=[.B29]/[.B30]" office:value-type="float" office:value="5.11871428006584">
            <text:p>5.12</text:p>
          </table:table-cell>
          <table:table-cell office:value-type="string">
            <text:p>3.6751952735145836e-6</text:p>
          </table:table-cell>
          <table:table-cell table:style-name="ce3" table:formula="of:=[.D29]/[.D30]" office:value-type="float" office:value="5.80620368480917">
            <text:p>5.81</text:p>
          </table:table-cell>
          <table:table-cell office:value-type="string">
            <text:p>1.09599077122079e-4</text:p>
          </table:table-cell>
          <table:table-cell table:style-name="ce3" table:formula="of:=[.F29]/[.F30]" office:value-type="float" office:value="4.80678944788578">
            <text:p>4.81</text:p>
          </table:table-cell>
          <table:table-cell table:style-name="ce1" office:value-type="string">
            <text:p>3.191226824323335e-2</text:p>
          </table:table-cell>
          <table:table-cell table:style-name="ce3" table:formula="of:=[.H29]/[.H30]" office:value-type="float" office:value="7.43060940452507">
            <text:p>7.43</text:p>
          </table:table-cell>
        </table:table-row>
        <table:table-row table:style-name="ro1">
          <table:table-cell office:value-type="string">
            <text:p>hand-written/contVar (comparison)</text:p>
          </table:table-cell>
          <table:table-cell office:value-type="string">
            <text:p>2.2840751638900648e-7</text:p>
          </table:table-cell>
          <table:table-cell table:style-name="ce3"/>
          <table:table-cell office:value-type="string">
            <text:p>6.32977324431459e-7</text:p>
          </table:table-cell>
          <table:table-cell table:style-name="ce3"/>
          <table:table-cell office:value-type="string">
            <text:p>2.280088993086331e-5</text:p>
          </table:table-cell>
          <table:table-cell table:style-name="ce3"/>
          <table:table-cell table:style-name="ce1" office:value-type="string">
            <text:p>4.294704041878383e-3</text:p>
          </table:table-cell>
          <table:table-cell table:style-name="ce3"/>
        </table:table-row>
        <table:table-row table:style-name="ro1">
          <table:table-cell office:value-type="string">
            <text:p>hand-written/freeVar</text:p>
          </table:table-cell>
          <table:table-cell office:value-type="string">
            <text:p>7.572349156174268e-7</text:p>
          </table:table-cell>
          <table:table-cell table:style-name="ce3" table:formula="of:=[.B31]/[.B34]" office:value-type="float" office:value="1.43173801687466">
            <text:p>1.43</text:p>
          </table:table-cell>
          <table:table-cell office:value-type="string">
            <text:p>2.203255045875075e-6</text:p>
          </table:table-cell>
          <table:table-cell table:style-name="ce3" table:formula="of:=[.D31]/[.D34]" office:value-type="float" office:value="1.28420366002025">
            <text:p>1.28</text:p>
          </table:table-cell>
          <table:table-cell office:value-type="string">
            <text:p>9.41584309651738e-5</text:p>
          </table:table-cell>
          <table:table-cell table:style-name="ce3" table:formula="of:=[.F31]/[.F34]" office:value-type="float" office:value="1.28066482703811">
            <text:p>1.28</text:p>
          </table:table-cell>
          <table:table-cell table:style-name="ce1" office:value-type="string">
            <text:p>3.0494319043556838e-2</text:p>
          </table:table-cell>
          <table:table-cell table:style-name="ce3" table:formula="of:=[.H31]/[.H34]" office:value-type="float" office:value="1.49833210157406">
            <text:p>1.50</text:p>
          </table:table-cell>
        </table:table-row>
        <table:table-row table:style-name="ro1">
          <table:table-cell office:value-type="string">
            <text:p>hand-written/freeVarsG</text:p>
          </table:table-cell>
          <table:table-cell office:value-type="string">
            <text:p>1.5075212774812714e-6</text:p>
          </table:table-cell>
          <table:table-cell table:style-name="ce3" table:formula="of:=[.B32]/[.B34]" office:value-type="float" office:value="2.85033809152542">
            <text:p>2.85</text:p>
          </table:table-cell>
          <table:table-cell office:value-type="string">
            <text:p>4.65620174649216e-6</text:p>
          </table:table-cell>
          <table:table-cell table:style-name="ce3" table:formula="of:=[.D32]/[.D34]" office:value-type="float" office:value="2.71394423257205">
            <text:p>2.71</text:p>
          </table:table-cell>
          <table:table-cell office:value-type="string">
            <text:p>1.421181069131483e-4</text:p>
          </table:table-cell>
          <table:table-cell table:style-name="ce3" table:formula="of:=[.F32]/[.F34]" office:value-type="float" office:value="1.93297253303029">
            <text:p>1.93</text:p>
          </table:table-cell>
          <table:table-cell table:style-name="ce1" office:value-type="string">
            <text:p>3.7173439107338585e-2</text:p>
          </table:table-cell>
          <table:table-cell table:style-name="ce3" table:formula="of:=[.H32]/[.H34]" office:value-type="float" office:value="1.82650929377623">
            <text:p>1.83</text:p>
          </table:table-cell>
        </table:table-row>
        <table:table-row table:style-name="ro1">
          <table:table-cell office:value-type="string">
            <text:p>hand-written/freeVarsU</text:p>
          </table:table-cell>
          <table:table-cell office:value-type="string">
            <text:p>1.0767614158106295e-6</text:p>
          </table:table-cell>
          <table:table-cell table:style-name="ce3" table:formula="of:=[.B33]/[.B34]" office:value-type="float" office:value="2.03588110152429">
            <text:p>2.04</text:p>
          </table:table-cell>
          <table:table-cell office:value-type="string">
            <text:p>3.3895819091502522e-6</text:p>
          </table:table-cell>
          <table:table-cell table:style-name="ce3" table:formula="of:=[.D33]/[.D34]" office:value-type="float" office:value="1.97567390203812">
            <text:p>1.98</text:p>
          </table:table-cell>
          <table:table-cell office:value-type="string">
            <text:p>1.0571989385286967e-4</text:p>
          </table:table-cell>
          <table:table-cell table:style-name="ce3" table:formula="of:=[.F33]/[.F34]" office:value-type="float" office:value="1.43791424928958">
            <text:p>1.44</text:p>
          </table:table-cell>
          <table:table-cell table:style-name="ce1" office:value-type="string">
            <text:p>3.2063127599159885e-2</text:p>
          </table:table-cell>
          <table:table-cell table:style-name="ce3" table:formula="of:=[.H33]/[.H34]" office:value-type="float" office:value="1.57541518766386">
            <text:p>1.58</text:p>
          </table:table-cell>
        </table:table-row>
        <table:table-row table:style-name="ro1">
          <table:table-cell office:value-type="string">
            <text:p>hand-written/freeVars (comparison)</text:p>
          </table:table-cell>
          <table:table-cell office:value-type="string">
            <text:p>5.288920924726128e-7</text:p>
          </table:table-cell>
          <table:table-cell table:style-name="ce3"/>
          <table:table-cell office:value-type="string">
            <text:p>1.7156585940896094e-6</text:p>
          </table:table-cell>
          <table:table-cell table:style-name="ce3"/>
          <table:table-cell office:value-type="string">
            <text:p>7.352308658538039e-5</text:p>
          </table:table-cell>
          <table:table-cell table:style-name="ce3"/>
          <table:table-cell table:style-name="ce1" office:value-type="string">
            <text:p>2.0352176270882285e-2</text:p>
          </table:table-cell>
          <table:table-cell table:style-name="ce3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style-name="ce1"/>
          <table:table-cell table:style-name="ce3"/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date>2012-05-10T11:23:31</dc:date>
    <dc:creator>Patrick Bahr</dc:creator>
    <meta:editing-duration>PT3H18M48S</meta:editing-duration>
    <meta:editing-cycles>10</meta:editing-cycles>
    <meta:document-statistic meta:table-count="1" meta:cell-count="258" meta:object-count="0"/>
  </office:meta>
</office:document-meta>
</file>